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01cm" svg:y="2.2cm" presentation:class="subtitle" presentation:user-transformed="true">
          <draw:text-box>
            <text:p><text:span text:style-name="T1">Canção do Céu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Existe uma canção em</text:span></text:p>
            <text:p text:style-name="P2"><text:span text:style-name="T3">cada um de nós</text:span></text:p>
            <text:p text:style-name="P2"><text:span text:style-name="T3">Foi Deus quem escreveu</text:span></text:p>
            <text:p text:style-name="P2"><text:span text:style-name="T3">Pra Ele Mesmo ouvir</text:span></text:p>
            <text:p text:style-name="P2"><text:span text:style-name="T3">O inimigo quer tirar ela de mim</text:span></text:p>
            <text:p text:style-name="P2"><text:span text:style-name="T3">Mas serei fiel até o f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Integrante sou do coral celestial</text:span></text:p>
            <text:p text:style-name="P2"><text:span text:style-name="T3">O meu Maestro disse </text:span></text:p>
            <text:p text:style-name="P2"><text:span text:style-name="T3">que eu sou especial</text:span></text:p>
            <text:p text:style-name="P2"><text:span text:style-name="T3">Não vivo mais eu</text:span></text:p>
            <text:p text:style-name="P2"><text:span text:style-name="T3">Quem vive em mim é Ele</text:span></text:p>
            <text:p text:style-name="P2"><text:span text:style-name="T3">Estou ensaiando </text:span></text:p>
            <text:p text:style-name="P2"><text:span text:style-name="T3">pra cantar no Céu pr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2"><text:span text:style-name="T3">Integrante sou do coral celestial</text:span></text:p>
            <text:p text:style-name="P2"><text:span text:style-name="T3">O meu Maestro disse </text:span></text:p>
            <text:p text:style-name="P2"><text:span text:style-name="T3">que eu sou especial</text:span></text:p>
            <text:p text:style-name="P2"><text:span text:style-name="T3">Não vivo mais eu</text:span></text:p>
            <text:p text:style-name="P2"><text:span text:style-name="T3">Quem vive em mim é Ele</text:span></text:p>
            <text:p text:style-name="P2"><text:span text:style-name="T3">Estou ensaiando </text:span></text:p>
            <text:p text:style-name="P2"><text:span text:style-name="T3">pra cantar no Céu pr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Adorado, Exaltado, Poderoso</text:span></text:p>
            <text:p text:style-name="P2"><text:span text:style-name="T3">Magnificado,Jesus Cristo, Glorioso</text:span></text:p>
            <text:p text:style-name="P2"><text:span text:style-name="T3">No grande dia esperado vou louvar</text:span></text:p>
            <text:p text:style-name="P2"><text:span text:style-name="T3">Santo é o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Adorado, Exaltado, Poderoso</text:span></text:p>
            <text:p text:style-name="P2"><text:span text:style-name="T3">Magnificado,Jesus Cristo, Glorioso</text:span></text:p>
            <text:p text:style-name="P2"><text:span text:style-name="T3">No grande dia esperado vou louvar</text:span></text:p>
            <text:p text:style-name="P2"><text:span text:style-name="T3">Santo, Santo é o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6" draw:text-style-name="P1" draw:layer="layout" svg:width="25.199cm" svg:height="18.9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08:25.506742965</meta:creation-date>
    <dc:date>2015-09-27T12:31:33.996318564</dc:date>
    <dc:creator>lazarone </dc:creator>
    <meta:editing-duration>PT16M54S</meta:editing-duration>
    <meta:editing-cycles>18</meta:editing-cycles>
    <meta:generator>LibreOffice/5.2.5.1$Linux_X86_64 LibreOffice_project/20m0$Build-1</meta:generator>
    <meta:document-statistic meta:object-count="57"/>
  </office:meta>
</office:document-meta>
</file>